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Garamond" svg:font-family="Garamond" style:font-family-generic="roman" style:font-pitch="variable" svg:panose-1="2 2 4 4 3 3 1 1 8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text-align="center"/>
      <style:text-properties style:font-name="Garamond" fo:font-size="18pt" style:font-size-asian="18pt" fo:language="nb" fo:country="NO"/>
    </style:style>
    <style:style style:name="P3" style:parent-style-name="Normal" style:family="paragraph">
      <style:paragraph-properties fo:text-align="center"/>
      <style:text-properties style:font-name="Garamond" fo:font-size="18pt" style:font-size-asian="18pt" fo:language="nb" fo:country="NO"/>
    </style:style>
    <style:style style:name="P4" style:parent-style-name="Normal" style:family="paragraph">
      <style:paragraph-properties fo:text-align="center"/>
      <style:text-properties style:font-name="Garamond" fo:font-size="18pt" style:font-size-asian="18pt" fo:language="nb" fo:country="NO"/>
    </style:style>
    <style:style style:name="P5" style:parent-style-name="Normal" style:family="paragraph">
      <style:paragraph-properties fo:text-align="center"/>
      <style:text-properties style:font-name="Garamond" fo:font-size="18pt" style:font-size-asian="18pt" fo:language="nb" fo:country="NO"/>
    </style:style>
    <style:style style:name="P6" style:parent-style-name="Normal" style:family="paragraph">
      <style:paragraph-properties fo:text-align="center"/>
      <style:text-properties style:font-name="Garamond" fo:font-size="18pt" style:font-size-asian="18pt" fo:language="nb" fo:country="NO"/>
    </style:style>
    <style:style style:family="graphic" style:name="a12">
      <style:graphic-properties style:wrap="run-through" style:run-through="foreground" draw:fill="none" draw:stroke="solid" svg:stroke-width="0.00694in" svg:stroke-color="#4472c4" draw:marker-end="a1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5b9bd5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">
      <style:graphic-properties style:wrap="run-through" style:run-through="foreground" draw:fill="none" draw:stroke="solid" svg:stroke-width="0.00694in" svg:stroke-color="#4472c4" draw:marker-end="a1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6">
      <style:graphic-properties style:wrap="run-through" style:run-through="foreground" draw:fill="none" draw:stroke="solid" svg:stroke-width="0.00694in" svg:stroke-color="#4472c4" draw:marker-end="a1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5b9bd5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>
      <style:graphic-properties style:wrap="run-through" style:run-through="foreground" draw:fill="none" draw:stroke="solid" svg:stroke-width="0.00694in" svg:stroke-color="#4472c4" draw:marker-end="a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5b9bd5" svg:stroke-opacity="100%" draw:stroke-linejoin="miter" svg:stroke-linecap="butt" style:horizontal-rel="page-content" style:vertical-rel="paragraph" style:horizontal-pos="center" style:vertical-pos="from-top" draw:auto-grow-width="false" draw:auto-grow-height="false"/>
      <style:paragraph-properties style:font-independent-line-spacing="true" style:writing-mode="lr-tb"/>
    </style:style>
    <style:style style:family="graphic" style:name="a6">
      <style:graphic-properties style:wrap="run-through" style:run-through="foreground" draw:fill="none" draw:stroke="solid" svg:stroke-width="0.00694in" svg:stroke-color="#4472c4" draw:marker-end="a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5b9bd5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">
      <style:graphic-properties style:wrap="run-through" style:run-through="foreground" draw:fill="none" draw:stroke="solid" svg:stroke-width="0.00694in" svg:stroke-color="#4472c4" draw:marker-end="a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5b9bd5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<draw:custom-shape svg:x="4.36806in" svg:y="-0.09722in" svg:width="0.85417in" svg:height="0.8125in" draw:z-index="251666432" draw:id="id0" draw:style-name="a0" draw:name="Ellipse 5" text:anchor-type="paragraph"><svg:title/><svg:desc/><text:p text:style-name="P2">Init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p>
      <text:p text:style-name="Normal"><draw:custom-shape svg:width="3.47222in" svg:height="2.14583in" draw:z-index="251674624" draw:id="id1" draw:style-name="a1" draw:transform="translate(-1.73611in -1.07292in) rotate(-3.14159) translate(3.9375in 1.92014in)" draw:name="Bue 11" text:anchor-type="paragraph"><svg:title/><svg:desc/><draw:enhanced-geometry draw:path-stretchpoint-x="21600" draw:path-stretchpoint-y="21600" draw:type="non-primitive" svg:viewBox="0 0 21600 21600" draw:enhanced-path="S M ?f52 ?f53 A ?f130 ?f131 ?f132 ?f133 ?f52 ?f53 ?f127 ?f129  W ?f134 ?f135 ?f136 ?f137 ?f52 ?f53 ?f127 ?f129 L ?f12 ?f9 Z N F M ?f52 ?f53 A ?f130 ?f131 ?f132 ?f133 ?f52 ?f53 ?f127 ?f129  W ?f134 ?f135 ?f136 ?f137 ?f52 ?f53 ?f127 ?f129 N" draw:text-areas="?f71 ?f77 ?f59 ?f65" draw:glue-points="?f52 ?f53 ?f12 ?f9 ?f54 ?f55" draw:glue-point-leaving-directions="-269.8292, -224.9146, -180" draw:modifiers="179.8292 27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180"/><draw:equation draw:name="f15" draw:formula="?f81"/><draw:equation draw:name="f16" draw:formula="?f85"/><draw:equation draw:name="f17" draw:formula="?f16 - ?f15"/><draw:equation draw:name="f18" draw:formula="?f17 + 21600000"/><draw:equation draw:name="f19" draw:formula="if(?f17, ?f17, ?f18)"/><draw:equation draw:name="f20" draw:formula="?f15 + ?f2"/><draw:equation draw:name="f21" draw:formula="?f20 * ?f13 / ?f1"/><draw:equation draw:name="f22" draw:formula="0 - ?f21"/><draw:equation draw:name="f23" draw:formula="cos(?f22)"/><draw:equation draw:name="f24" draw:formula="0 - ?f23"/><draw:equation draw:name="f25" draw:formula="?f24 * ?f11"/><draw:equation draw:name="f26" draw:formula="sin(?f22)"/><draw:equation draw:name="f27" draw:formula="0 - ?f26"/><draw:equation draw:name="f28" draw:formula="?f27 * ?f8"/><draw:equation draw:name="f29" draw:formula="0 - ?f28"/><draw:equation draw:name="f30" draw:formula="0 - ?f25"/><draw:equation draw:name="f31" draw:formula="atan2(?f29, ?f30)"/><draw:equation draw:name="f32" draw:formula="-1 * sin(?f31)"/><draw:equation draw:name="f33" draw:formula="?f32 * ?f11"/><draw:equation draw:name="f34" draw:formula="-1 * cos(?f31)"/><draw:equation draw:name="f35" draw:formula="?f34 * ?f8"/><draw:equation draw:name="f36" draw:formula="?f16 + ?f2"/><draw:equation draw:name="f37" draw:formula="?f36 * ?f13 / ?f1"/><draw:equation draw:name="f38" draw:formula="0 - ?f37"/><draw:equation draw:name="f39" draw:formula="cos(?f38)"/><draw:equation draw:name="f40" draw:formula="0 - ?f39"/><draw:equation draw:name="f41" draw:formula="?f40 * ?f11"/><draw:equation draw:name="f42" draw:formula="sin(?f38)"/><draw:equation draw:name="f43" draw:formula="0 - ?f42"/><draw:equation draw:name="f44" draw:formula="?f43 * ?f8"/><draw:equation draw:name="f45" draw:formula="0 - ?f44"/><draw:equation draw:name="f46" draw:formula="0 - ?f41"/><draw:equation draw:name="f47" draw:formula="atan2(?f45, ?f46)"/><draw:equation draw:name="f48" draw:formula="-1 * sin(?f47)"/><draw:equation draw:name="f49" draw:formula="?f48 * ?f11"/><draw:equation draw:name="f50" draw:formula="-1 * cos(?f47)"/><draw:equation draw:name="f51" draw:formula="?f50 * ?f8"/><draw:equation draw:name="f52" draw:formula="?f12 + ?f33"/><draw:equation draw:name="f53" draw:formula="?f9 + ?f35"/><draw:equation draw:name="f54" draw:formula="?f12 + ?f49"/><draw:equation draw:name="f55" draw:formula="?f9 + ?f51"/><draw:equation draw:name="f56" draw:formula="21600000 - ?f15"/><draw:equation draw:name="f57" draw:formula="?f19 - ?f56"/><draw:equation draw:name="f58" draw:formula="max(?f52, ?f54)"/><draw:equation draw:name="f59" draw:formula="if(?f57, ?f4, ?f58)"/><draw:equation draw:name="f60" draw:formula="?f2 - ?f15"/><draw:equation draw:name="f61" draw:formula="27000000 - ?f15"/><draw:equation draw:name="f62" draw:formula="if(?f60, ?f60, ?f61)"/><draw:equation draw:name="f63" draw:formula="?f19 - ?f62"/><draw:equation draw:name="f64" draw:formula="max(?f53, ?f55)"/><draw:equation draw:name="f65" draw:formula="if(?f63, ?f6, ?f64)"/><draw:equation draw:name="f66" draw:formula="?f1 - ?f15"/><draw:equation draw:name="f67" draw:formula="32400000 - ?f15"/><draw:equation draw:name="f68" draw:formula="if(?f66, ?f66, ?f67)"/><draw:equation draw:name="f69" draw:formula="?f19 - ?f68"/><draw:equation draw:name="f70" draw:formula="min(?f52, ?f54)"/><draw:equation draw:name="f71" draw:formula="if(?f69, ?f3, ?f70)"/><draw:equation draw:name="f72" draw:formula="?f0 - ?f15"/><draw:equation draw:name="f73" draw:formula="37800000 - ?f15"/><draw:equation draw:name="f74" draw:formula="if(?f72, ?f72, ?f73)"/><draw:equation draw:name="f75" draw:formula="?f19 - ?f74"/><draw:equation draw:name="f76" draw:formula="min(?f53, ?f55)"/><draw:equation draw:name="f77" draw:formula="if(?f75, ?f5, ?f76)"/><draw:equation draw:name="f78" draw:formula="0 - $0"/><draw:equation draw:name="f79" draw:formula="?f78 * ?f1 / ?f14"/><draw:equation draw:name="f80" draw:formula="?f79 - ?f2"/><draw:equation draw:name="f81" draw:formula="0 - ?f80"/><draw:equation draw:name="f82" draw:formula="0 - $1"/><draw:equation draw:name="f83" draw:formula="?f82 * ?f1 / ?f14"/><draw:equation draw:name="f84" draw:formula="?f83 - ?f2"/><draw:equation draw:name="f85" draw:formula="0 - ?f84"/><draw:equation draw:name="f86" draw:formula="?f52 - 10800"/><draw:equation draw:name="f87" draw:formula="?f53 - 10800"/><draw:equation draw:name="f88" draw:formula="sqrt(?f86 * ?f86 + ?f87 * ?f87 + 0 * 0)"/><draw:equation draw:name="f89" draw:formula="atan2(?f86, ?f87)"/><draw:equation draw:name="f90" draw:formula="?f89 + ?f2"/><draw:equation draw:name="f91" draw:formula="?f90 * ?f14 / ?f1"/><draw:equation draw:name="f92" draw:formula="0 - ?f91"/><draw:equation draw:name="f93" draw:formula="?f54 - 10800"/><draw:equation draw:name="f94" draw:formula="?f55 - 10800"/><draw:equation draw:name="f95" draw:formula="sqrt(?f93 * ?f93 + ?f94 * ?f94 + 0 * 0)"/><draw:equation draw:name="f96" draw:formula="atan2(?f93, ?f94)"/><draw:equation draw:name="f97" draw:formula="?f96 + ?f2"/><draw:equation draw:name="f98" draw:formula="?f97 * ?f14 / ?f1"/><draw:equation draw:name="f99" draw:formula="0 - ?f98"/><draw:equation draw:name="f100" draw:formula="21550000 - ?f19"/><draw:equation draw:name="f101" draw:formula="if(?f100, ?f19, 21550000)"/><draw:equation draw:name="f102" draw:formula="-21550000 - ?f101"/><draw:equation draw:name="f103" draw:formula="if(?f102, -21550000, ?f101)"/><draw:equation draw:name="f104" draw:formula="?f15 + ?f103"/><draw:equation draw:name="f105" draw:formula="sqrt(?f25 * ?f25 + ?f28 * ?f28 + 0 * 0)"/><draw:equation draw:name="f106" draw:formula="?f11 * ?f8 / ?f105"/><draw:equation draw:name="f107" draw:formula="?f27 * ?f106"/><draw:equation draw:name="f108" draw:formula="?f52 - ?f107"/><draw:equation draw:name="f109" draw:formula="?f24 * ?f106"/><draw:equation draw:name="f110" draw:formula="?f53 - ?f109"/><draw:equation draw:name="f111" draw:formula="?f108 - ?f11"/><draw:equation draw:name="f112" draw:formula="?f110 - ?f8"/><draw:equation draw:name="f113" draw:formula="?f108 + ?f11"/><draw:equation draw:name="f114" draw:formula="?f110 + ?f8"/><draw:equation draw:name="f115" draw:formula="?f104 + ?f2"/><draw:equation draw:name="f116" draw:formula="?f115 * ?f13 / ?f1"/><draw:equation draw:name="f117" draw:formula="0 - ?f116"/><draw:equation draw:name="f118" draw:formula="cos(?f117)"/><draw:equation draw:name="f119" draw:formula="0 - ?f118"/><draw:equation draw:name="f120" draw:formula="?f119 * ?f11"/><draw:equation draw:name="f121" draw:formula="sin(?f117)"/><draw:equation draw:name="f122" draw:formula="0 - ?f121"/><draw:equation draw:name="f123" draw:formula="?f122 * ?f8"/><draw:equation draw:name="f124" draw:formula="sqrt(?f120 * ?f120 + ?f123 * ?f123 + 0 * 0)"/><draw:equation draw:name="f125" draw:formula="?f11 * ?f8 / ?f124"/><draw:equation draw:name="f126" draw:formula="?f122 * ?f125"/><draw:equation draw:name="f127" draw:formula="?f108 + ?f126"/><draw:equation draw:name="f128" draw:formula="?f119 * ?f125"/><draw:equation draw:name="f129" draw:formula="?f110 + ?f128"/><draw:equation draw:name="f130" draw:formula="if(?f103, ?f52, ?f111)"/><draw:equation draw:name="f131" draw:formula="if(?f103, ?f53, ?f112)"/><draw:equation draw:name="f132" draw:formula="if(?f103, ?f52, ?f113)"/><draw:equation draw:name="f133" draw:formula="if(?f103, ?f53, ?f114)"/><draw:equation draw:name="f134" draw:formula="if(?f103, ?f111, ?f127)"/><draw:equation draw:name="f135" draw:formula="if(?f103, ?f112, ?f129)"/><draw:equation draw:name="f136" draw:formula="if(?f103, ?f113, ?f127)"/><draw:equation draw:name="f137" draw:formula="if(?f103, ?f114, ?f129)"/></draw:enhanced-geometry></draw:custom-shape><draw:custom-shape svg:width="3.47222in" svg:height="2.14583in" draw:z-index="251677696" draw:id="id2" draw:style-name="a2" draw:transform="translate(-1.73611in -1.07292in) rotate(-3.14159) translate(5.64583in 1.95486in)" draw:name="Bue 13" text:anchor-type="paragraph"><svg:title/><svg:desc/><draw:enhanced-geometry draw:path-stretchpoint-x="21600" draw:path-stretchpoint-y="21600" draw:type="non-primitive" svg:viewBox="0 0 21600 21600" draw:enhanced-path="S M ?f52 ?f53 A ?f130 ?f131 ?f132 ?f133 ?f52 ?f53 ?f127 ?f129  W ?f134 ?f135 ?f136 ?f137 ?f52 ?f53 ?f127 ?f129 L ?f12 ?f9 Z N F M ?f52 ?f53 A ?f130 ?f131 ?f132 ?f133 ?f52 ?f53 ?f127 ?f129  W ?f134 ?f135 ?f136 ?f137 ?f52 ?f53 ?f127 ?f129 N" draw:text-areas="?f71 ?f77 ?f59 ?f65" draw:glue-points="?f52 ?f53 ?f12 ?f9 ?f54 ?f55" draw:glue-point-leaving-directions="-275.3063, -227.6532, -180" draw:modifiers="185.3063 270" draw:mirror-horizontal="true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180"/><draw:equation draw:name="f15" draw:formula="?f81"/><draw:equation draw:name="f16" draw:formula="?f85"/><draw:equation draw:name="f17" draw:formula="?f16 - ?f15"/><draw:equation draw:name="f18" draw:formula="?f17 + 21600000"/><draw:equation draw:name="f19" draw:formula="if(?f17, ?f17, ?f18)"/><draw:equation draw:name="f20" draw:formula="?f15 + ?f2"/><draw:equation draw:name="f21" draw:formula="?f20 * ?f13 / ?f1"/><draw:equation draw:name="f22" draw:formula="0 - ?f21"/><draw:equation draw:name="f23" draw:formula="cos(?f22)"/><draw:equation draw:name="f24" draw:formula="0 - ?f23"/><draw:equation draw:name="f25" draw:formula="?f24 * ?f11"/><draw:equation draw:name="f26" draw:formula="sin(?f22)"/><draw:equation draw:name="f27" draw:formula="0 - ?f26"/><draw:equation draw:name="f28" draw:formula="?f27 * ?f8"/><draw:equation draw:name="f29" draw:formula="0 - ?f28"/><draw:equation draw:name="f30" draw:formula="0 - ?f25"/><draw:equation draw:name="f31" draw:formula="atan2(?f29, ?f30)"/><draw:equation draw:name="f32" draw:formula="-1 * sin(?f31)"/><draw:equation draw:name="f33" draw:formula="?f32 * ?f11"/><draw:equation draw:name="f34" draw:formula="-1 * cos(?f31)"/><draw:equation draw:name="f35" draw:formula="?f34 * ?f8"/><draw:equation draw:name="f36" draw:formula="?f16 + ?f2"/><draw:equation draw:name="f37" draw:formula="?f36 * ?f13 / ?f1"/><draw:equation draw:name="f38" draw:formula="0 - ?f37"/><draw:equation draw:name="f39" draw:formula="cos(?f38)"/><draw:equation draw:name="f40" draw:formula="0 - ?f39"/><draw:equation draw:name="f41" draw:formula="?f40 * ?f11"/><draw:equation draw:name="f42" draw:formula="sin(?f38)"/><draw:equation draw:name="f43" draw:formula="0 - ?f42"/><draw:equation draw:name="f44" draw:formula="?f43 * ?f8"/><draw:equation draw:name="f45" draw:formula="0 - ?f44"/><draw:equation draw:name="f46" draw:formula="0 - ?f41"/><draw:equation draw:name="f47" draw:formula="atan2(?f45, ?f46)"/><draw:equation draw:name="f48" draw:formula="-1 * sin(?f47)"/><draw:equation draw:name="f49" draw:formula="?f48 * ?f11"/><draw:equation draw:name="f50" draw:formula="-1 * cos(?f47)"/><draw:equation draw:name="f51" draw:formula="?f50 * ?f8"/><draw:equation draw:name="f52" draw:formula="?f12 + ?f33"/><draw:equation draw:name="f53" draw:formula="?f9 + ?f35"/><draw:equation draw:name="f54" draw:formula="?f12 + ?f49"/><draw:equation draw:name="f55" draw:formula="?f9 + ?f51"/><draw:equation draw:name="f56" draw:formula="21600000 - ?f15"/><draw:equation draw:name="f57" draw:formula="?f19 - ?f56"/><draw:equation draw:name="f58" draw:formula="max(?f52, ?f54)"/><draw:equation draw:name="f59" draw:formula="if(?f57, ?f4, ?f58)"/><draw:equation draw:name="f60" draw:formula="?f2 - ?f15"/><draw:equation draw:name="f61" draw:formula="27000000 - ?f15"/><draw:equation draw:name="f62" draw:formula="if(?f60, ?f60, ?f61)"/><draw:equation draw:name="f63" draw:formula="?f19 - ?f62"/><draw:equation draw:name="f64" draw:formula="max(?f53, ?f55)"/><draw:equation draw:name="f65" draw:formula="if(?f63, ?f6, ?f64)"/><draw:equation draw:name="f66" draw:formula="?f1 - ?f15"/><draw:equation draw:name="f67" draw:formula="32400000 - ?f15"/><draw:equation draw:name="f68" draw:formula="if(?f66, ?f66, ?f67)"/><draw:equation draw:name="f69" draw:formula="?f19 - ?f68"/><draw:equation draw:name="f70" draw:formula="min(?f52, ?f54)"/><draw:equation draw:name="f71" draw:formula="if(?f69, ?f3, ?f70)"/><draw:equation draw:name="f72" draw:formula="?f0 - ?f15"/><draw:equation draw:name="f73" draw:formula="37800000 - ?f15"/><draw:equation draw:name="f74" draw:formula="if(?f72, ?f72, ?f73)"/><draw:equation draw:name="f75" draw:formula="?f19 - ?f74"/><draw:equation draw:name="f76" draw:formula="min(?f53, ?f55)"/><draw:equation draw:name="f77" draw:formula="if(?f75, ?f5, ?f76)"/><draw:equation draw:name="f78" draw:formula="0 - $0"/><draw:equation draw:name="f79" draw:formula="?f78 * ?f1 / ?f14"/><draw:equation draw:name="f80" draw:formula="?f79 - ?f2"/><draw:equation draw:name="f81" draw:formula="0 - ?f80"/><draw:equation draw:name="f82" draw:formula="0 - $1"/><draw:equation draw:name="f83" draw:formula="?f82 * ?f1 / ?f14"/><draw:equation draw:name="f84" draw:formula="?f83 - ?f2"/><draw:equation draw:name="f85" draw:formula="0 - ?f84"/><draw:equation draw:name="f86" draw:formula="?f52 - 10800"/><draw:equation draw:name="f87" draw:formula="?f53 - 10800"/><draw:equation draw:name="f88" draw:formula="sqrt(?f86 * ?f86 + ?f87 * ?f87 + 0 * 0)"/><draw:equation draw:name="f89" draw:formula="atan2(?f86, ?f87)"/><draw:equation draw:name="f90" draw:formula="?f89 + ?f2"/><draw:equation draw:name="f91" draw:formula="?f90 * ?f14 / ?f1"/><draw:equation draw:name="f92" draw:formula="0 - ?f91"/><draw:equation draw:name="f93" draw:formula="?f54 - 10800"/><draw:equation draw:name="f94" draw:formula="?f55 - 10800"/><draw:equation draw:name="f95" draw:formula="sqrt(?f93 * ?f93 + ?f94 * ?f94 + 0 * 0)"/><draw:equation draw:name="f96" draw:formula="atan2(?f93, ?f94)"/><draw:equation draw:name="f97" draw:formula="?f96 + ?f2"/><draw:equation draw:name="f98" draw:formula="?f97 * ?f14 / ?f1"/><draw:equation draw:name="f99" draw:formula="0 - ?f98"/><draw:equation draw:name="f100" draw:formula="21550000 - ?f19"/><draw:equation draw:name="f101" draw:formula="if(?f100, ?f19, 21550000)"/><draw:equation draw:name="f102" draw:formula="-21550000 - ?f101"/><draw:equation draw:name="f103" draw:formula="if(?f102, -21550000, ?f101)"/><draw:equation draw:name="f104" draw:formula="?f15 + ?f103"/><draw:equation draw:name="f105" draw:formula="sqrt(?f25 * ?f25 + ?f28 * ?f28 + 0 * 0)"/><draw:equation draw:name="f106" draw:formula="?f11 * ?f8 / ?f105"/><draw:equation draw:name="f107" draw:formula="?f27 * ?f106"/><draw:equation draw:name="f108" draw:formula="?f52 - ?f107"/><draw:equation draw:name="f109" draw:formula="?f24 * ?f106"/><draw:equation draw:name="f110" draw:formula="?f53 - ?f109"/><draw:equation draw:name="f111" draw:formula="?f108 - ?f11"/><draw:equation draw:name="f112" draw:formula="?f110 - ?f8"/><draw:equation draw:name="f113" draw:formula="?f108 + ?f11"/><draw:equation draw:name="f114" draw:formula="?f110 + ?f8"/><draw:equation draw:name="f115" draw:formula="?f104 + ?f2"/><draw:equation draw:name="f116" draw:formula="?f115 * ?f13 / ?f1"/><draw:equation draw:name="f117" draw:formula="0 - ?f116"/><draw:equation draw:name="f118" draw:formula="cos(?f117)"/><draw:equation draw:name="f119" draw:formula="0 - ?f118"/><draw:equation draw:name="f120" draw:formula="?f119 * ?f11"/><draw:equation draw:name="f121" draw:formula="sin(?f117)"/><draw:equation draw:name="f122" draw:formula="0 - ?f121"/><draw:equation draw:name="f123" draw:formula="?f122 * ?f8"/><draw:equation draw:name="f124" draw:formula="sqrt(?f120 * ?f120 + ?f123 * ?f123 + 0 * 0)"/><draw:equation draw:name="f125" draw:formula="?f11 * ?f8 / ?f124"/><draw:equation draw:name="f126" draw:formula="?f122 * ?f125"/><draw:equation draw:name="f127" draw:formula="?f108 + ?f126"/><draw:equation draw:name="f128" draw:formula="?f119 * ?f125"/><draw:equation draw:name="f129" draw:formula="?f110 + ?f128"/><draw:equation draw:name="f130" draw:formula="if(?f103, ?f52, ?f111)"/><draw:equation draw:name="f131" draw:formula="if(?f103, ?f53, ?f112)"/><draw:equation draw:name="f132" draw:formula="if(?f103, ?f52, ?f113)"/><draw:equation draw:name="f133" draw:formula="if(?f103, ?f53, ?f114)"/><draw:equation draw:name="f134" draw:formula="if(?f103, ?f111, ?f127)"/><draw:equation draw:name="f135" draw:formula="if(?f103, ?f112, ?f129)"/><draw:equation draw:name="f136" draw:formula="if(?f103, ?f113, ?f127)"/><draw:equation draw:name="f137" draw:formula="if(?f103, ?f114, ?f129)"/></draw:enhanced-geometry></draw:custom-shape><draw:connector draw:type="line" svg:x1="7.375in" svg:y1="1.89583in" svg:x2="7.375in" svg:y2="1.93472in" draw:z-index="251679744" draw:id="id3" draw:style-name="a4" draw:transform="translate(-7.375in -1.91528in) rotate(-3.14159) translate(7.375in 1.91528in)" draw:name="Rett pilkobling 14" text:anchor-type="paragraph"><svg:title/><svg:desc/></draw:connector><draw:connector draw:type="line" svg:x1="2.20833in" svg:y1="1.92361in" svg:x2="2.20833in" svg:y2="1.9625in" draw:z-index="251675648" draw:id="id4" draw:style-name="a6" draw:transform="translate(-2.20833in -1.94306in) rotate(-3.14159) translate(2.20833in 1.94306in)" draw:name="Rett pilkobling 12" text:anchor-type="paragraph"><svg:title/><svg:desc/></draw:connector><draw:custom-shape svg:x="6.43056in" svg:y="0.96528in" svg:width="1.81458in" svg:height="0.93056in" draw:z-index="251665408" draw:id="id5" draw:style-name="a7" draw:name="Rektangel: avrundede hjørner 4" text:anchor-type="paragraph"><svg:title/><svg:desc/><text:p text:style-name="P3">Stuck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draw:connector draw:type="line" svg:x1="6.41181in" svg:y1="1.42361in" svg:x2="5.74306in" svg:y2="1.42361in" draw:z-index="251673600" draw:id="id6" draw:style-name="a9" draw:name="Rett pilkobling 9" text:anchor-type="paragraph"><svg:title/><svg:desc/></draw:connector><draw:custom-shape svg:x="3.92986in" svg:y="2.4375in" svg:width="1.81458in" svg:height="0.93056in" draw:z-index="251663360" draw:id="id7" draw:style-name="a10" draw:name="Rektangel: avrundede hjørner 3" text:anchor-type="paragraph"><svg:title/><svg:desc/><text:p text:style-name="P4">Moving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draw:connector draw:type="line" svg:x1="3.26597in" svg:y1="1.43056in" svg:x2="3.93472in" svg:y2="1.43056in" draw:z-index="251671552" draw:id="id8" draw:style-name="a12" draw:name="Rett pilkobling 8" text:anchor-type="paragraph"><svg:title/><svg:desc/></draw:connector><draw:connector draw:type="line" svg:x1="4.80556in" svg:y1="1.88194in" svg:x2="4.80556in" svg:y2="2.43264in" draw:z-index="251669504" draw:id="id9" draw:style-name="a14" draw:name="Rett pilkobling 7" text:anchor-type="paragraph"><svg:title/><svg:desc/></draw:connector><draw:connector draw:type="line" svg:x1="4.80556in" svg:y1="0.38889in" svg:x2="4.80556in" svg:y2="0.93958in" draw:z-index="251667456" draw:id="id10" draw:style-name="a16" draw:name="Rett pilkobling 6" text:anchor-type="paragraph"><svg:title/><svg:desc/></draw:connector><draw:custom-shape svg:x="1.45139in" svg:y="0.98611in" svg:width="1.81458in" svg:height="0.93056in" draw:z-index="251661312" draw:id="id11" draw:style-name="a17" draw:name="Rektangel: avrundede hjørner 2" text:anchor-type="paragraph"><svg:title/><svg:desc/><text:p text:style-name="P5">Open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draw:custom-shape svg:x="0in" svg:y="0.94444in" svg:width="1.81458in" svg:height="0.93056in" draw:z-index="251659264" draw:id="id12" draw:style-name="a18" draw:name="Rektangel: avrundede hjørner 1" text:anchor-type="paragraph"><svg:title/><svg:desc/><text:p text:style-name="P6">Still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Garamond" svg:font-family="Garamond" style:font-family-generic="roman" style:font-pitch="variable" svg:panose-1="2 2 4 4 3 3 1 1 8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Standardskriftforavsnitt" style:display-name="Standardskrift for avsnit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15" svg:viewBox="0 0 20 30" svg:d="m10 0-10 30h20z"/>
    <draw:marker draw:name="a8" svg:viewBox="0 0 20 30" svg:d="m10 0-10 30h20z"/>
    <draw:marker draw:name="a11" svg:viewBox="0 0 20 30" svg:d="m10 0-10 30h20z"/>
    <draw:marker draw:name="a3" svg:viewBox="0 0 20 30" svg:d="m10 0-10 30h20z"/>
    <draw:marker draw:name="a13" svg:viewBox="0 0 20 30" svg:d="m10 0-10 30h20z"/>
    <draw:marker draw:name="a5" svg:viewBox="0 0 20 30" svg:d="m10 0-10 30h20z"/>
  </office:styles>
  <office:automatic-styles>
    <style:page-layout style:name="PL0">
      <style:page-layout-properties fo:page-width="11.693in" fo:page-height="8.268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rida Marie Viset</meta:initial-creator>
    <dc:creator>Frida Marie Viset</dc:creator>
    <meta:creation-date>2018-02-03T15:05:00Z</meta:creation-date>
    <dc:date>2018-02-03T15:20:00Z</dc:date>
    <meta:template xlink:href="Normal" xlink:type="simple"/>
    <meta:editing-cycles>1</meta:editing-cycles>
    <meta:editing-duration>PT900S</meta:editing-duration>
    <meta:document-statistic meta:page-count="1" meta:paragraph-count="1" meta:word-count="2" meta:character-count="14" meta:row-count="1" meta:non-whitespace-character-count="13"/>
  </office:meta>
</office:document-meta>
</file>